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210.28mm" svg:height="90.08mm" svg:x="14.89mm" svg:y="140.5mm">
            <draw:object draw:notify-on-update-of-ranges="List1.C20:List1.J20 List1.A1:List1.A1 List1.C4:List1.H4 List1.A6:List1.A6 List1.C9:List1.H9 List1.A11:List1.A11 List1.C14:List1.J14 List1.A16:List1.A16 List1.C19:List1.J19 List1.A20:List1.A20 List1.C23:List1.J23 List1.A24:List1.A24 List1.C27:List1.J27 List1.A28:List1.A28 List1.C31:List1.J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3.49mm" svg:y="344.92mm">
            <draw:object draw:notify-on-update-of-ranges="List1.C65:List1.H65 List1.B65:List1.B65 List1.C66:List1.H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.23mm" svg:y="471.18mm">
            <draw:object draw:notify-on-update-of-ranges="List1.J78:List1.O78 List1.J78:List1.O78 List1.J80:List1.O8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63mm" svg:y="482.87mm">
            <draw:object draw:notify-on-update-of-ranges="List1.J88:List1.O88 List1.J88:List1.O88 List1.J90:List1.O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F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32" calcext:value-type="float">
            <text:p>0,032</text:p>
          </table:table-cell>
          <table:table-cell office:value-type="float" office:value="0.417" calcext:value-type="float">
            <text:p>0,417</text:p>
          </table:table-cell>
          <table:table-cell office:value-type="float" office:value="16.81" calcext:value-type="float">
            <text:p>16,81</text:p>
          </table:table-cell>
          <table:table-cell office:value-type="float" office:value="617.805" calcext:value-type="float">
            <text:p>617,805</text:p>
          </table:table-cell>
          <table:table-cell office:value-type="float" office:value="2647.191" calcext:value-type="float">
            <text:p>2647,191</text:p>
          </table:table-cell>
          <table:table-cell office:value-type="float" office:value="22734.15" calcext:value-type="float">
            <text:p>22734,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2]/50*1000" office:value-type="float" office:value="0.64" calcext:value-type="float">
            <text:p>0,64</text:p>
          </table:table-cell>
          <table:table-cell table:formula="of:=[.D2]/50*1000" office:value-type="float" office:value="8.34" calcext:value-type="float">
            <text:p>8,34</text:p>
          </table:table-cell>
          <table:table-cell table:formula="of:=[.E2]/50*1000" office:value-type="float" office:value="336.2" calcext:value-type="float">
            <text:p>336,2</text:p>
          </table:table-cell>
          <table:table-cell table:formula="of:=[.F2]/50*1000" office:value-type="float" office:value="12356.1" calcext:value-type="float">
            <text:p>12356,1</text:p>
          </table:table-cell>
          <table:table-cell table:formula="of:=[.G2]/50*1000" office:value-type="float" office:value="52943.82" calcext:value-type="float">
            <text:p>52943,82</text:p>
          </table:table-cell>
          <table:table-cell table:formula="of:=[.H2]/50*1000" office:value-type="float" office:value="454683" calcext:value-type="float">
            <text:p>45468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BB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7" calcext:value-type="float">
            <text:p>0,027</text:p>
          </table:table-cell>
          <table:table-cell office:value-type="float" office:value="0.298" calcext:value-type="float">
            <text:p>0,298</text:p>
          </table:table-cell>
          <table:table-cell office:value-type="float" office:value="1.581" calcext:value-type="float">
            <text:p>1,581</text:p>
          </table:table-cell>
          <table:table-cell office:value-type="float" office:value="37.91" calcext:value-type="float">
            <text:p>37,91</text:p>
          </table:table-cell>
          <table:table-cell office:value-type="float" office:value="177.652" calcext:value-type="float">
            <text:p>177,652</text:p>
          </table:table-cell>
          <table:table-cell office:value-type="float" office:value="1106.321" calcext:value-type="float">
            <text:p>1106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7]/50*1000" office:value-type="float" office:value="0.54" calcext:value-type="float">
            <text:p>0,54</text:p>
          </table:table-cell>
          <table:table-cell table:formula="of:=[.D7]/50*1000" office:value-type="float" office:value="5.96" calcext:value-type="float">
            <text:p>5,96</text:p>
          </table:table-cell>
          <table:table-cell table:formula="of:=[.E7]/50*1000" office:value-type="float" office:value="31.62" calcext:value-type="float">
            <text:p>31,62</text:p>
          </table:table-cell>
          <table:table-cell table:formula="of:=[.F7]/50*1000" office:value-type="float" office:value="758.2" calcext:value-type="float">
            <text:p>758,2</text:p>
          </table:table-cell>
          <table:table-cell table:formula="of:=[.G7]/50*1000" office:value-type="float" office:value="3553.04" calcext:value-type="float">
            <text:p>3553,04</text:p>
          </table:table-cell>
          <table:table-cell table:formula="of:=[.H7]/50*1000" office:value-type="float" office:value="22126.42" calcext:value-type="float">
            <text:p>22126,4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Y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624" calcext:value-type="float">
            <text:p>0,624</text:p>
          </table:table-cell>
          <table:table-cell office:value-type="float" office:value="4.083" calcext:value-type="float">
            <text:p>4,083</text:p>
          </table:table-cell>
          <table:table-cell office:value-type="float" office:value="8.169" calcext:value-type="float">
            <text:p>8,169</text:p>
          </table:table-cell>
          <table:table-cell office:value-type="float" office:value="14.91" calcext:value-type="float">
            <text:p>14,91</text:p>
          </table:table-cell>
          <table:table-cell office:value-type="float" office:value="18.053" calcext:value-type="float">
            <text:p>18,053</text:p>
          </table:table-cell>
          <table:table-cell office:value-type="float" office:value="25.045" calcext:value-type="float">
            <text:p>25,0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12]/50*1000" office:value-type="float" office:value="12.48" calcext:value-type="float">
            <text:p>12,48</text:p>
          </table:table-cell>
          <table:table-cell table:formula="of:=[.D12]/50*1000" office:value-type="float" office:value="81.66" calcext:value-type="float">
            <text:p>81,66</text:p>
          </table:table-cell>
          <table:table-cell table:formula="of:=[.E12]/50*1000" office:value-type="float" office:value="163.38" calcext:value-type="float">
            <text:p>163,38</text:p>
          </table:table-cell>
          <table:table-cell table:formula="of:=[.F12]/50*1000" office:value-type="float" office:value="298.2" calcext:value-type="float">
            <text:p>298,2</text:p>
          </table:table-cell>
          <table:table-cell table:formula="of:=[.G12]/50*1000" office:value-type="float" office:value="361.06" calcext:value-type="float">
            <text:p>361,06</text:p>
          </table:table-cell>
          <table:table-cell table:formula="of:=[.H12]/50*1000" office:value-type="float" office:value="500.9" calcext:value-type="float">
            <text:p>500,9</text:p>
          </table:table-cell>
          <table:table-cell office:value-type="float" office:value="870.2" calcext:value-type="float">
            <text:p>870,2</text:p>
          </table:table-cell>
          <table:table-cell office:value-type="float" office:value="1450.33" calcext:value-type="float">
            <text:p>1450,3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ps=0.2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171" calcext:value-type="float">
            <text:p>0,171</text:p>
          </table:table-cell>
          <table:table-cell office:value-type="float" office:value="1.902" calcext:value-type="float">
            <text:p>1,902</text:p>
          </table:table-cell>
          <table:table-cell office:value-type="float" office:value="4.418" calcext:value-type="float">
            <text:p>4,418</text:p>
          </table:table-cell>
          <table:table-cell office:value-type="float" office:value="7.9" calcext:value-type="float">
            <text:p>7,9</text:p>
          </table:table-cell>
          <table:table-cell office:value-type="float" office:value="11.878" calcext:value-type="float">
            <text:p>11,878</text:p>
          </table:table-cell>
          <table:table-cell office:value-type="float" office:value="25.826" calcext:value-type="float">
            <text:p>25,826</text:p>
          </table:table-cell>
          <table:table-cell office:value-type="float" office:value="37.833" calcext:value-type="float">
            <text:p>37,833</text:p>
          </table:table-cell>
          <table:table-cell office:value-type="float" office:value="62.97" calcext:value-type="float">
            <text:p>62,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17]/50*1000" office:value-type="float" office:value="3.42" calcext:value-type="float">
            <text:p>3,42</text:p>
          </table:table-cell>
          <table:table-cell table:formula="of:=[.D17]/50*1000" office:value-type="float" office:value="38.04" calcext:value-type="float">
            <text:p>38,04</text:p>
          </table:table-cell>
          <table:table-cell table:formula="of:=[.E17]/50*1000" office:value-type="float" office:value="88.36" calcext:value-type="float">
            <text:p>88,36</text:p>
          </table:table-cell>
          <table:table-cell table:formula="of:=[.F17]/50*1000" office:value-type="float" office:value="158" calcext:value-type="float">
            <text:p>158</text:p>
          </table:table-cell>
          <table:table-cell table:formula="of:=[.G17]/50*1000" office:value-type="float" office:value="237.56" calcext:value-type="float">
            <text:p>237,56</text:p>
          </table:table-cell>
          <table:table-cell table:formula="of:=[.H17]/50*1000" office:value-type="float" office:value="516.52" calcext:value-type="float">
            <text:p>516,52</text:p>
          </table:table-cell>
          <table:table-cell table:formula="of:=[.I17]/50*1000" office:value-type="float" office:value="756.66" calcext:value-type="float">
            <text:p>756,66</text:p>
          </table:table-cell>
          <table:table-cell table:formula="of:=[.J17]/50*1000" office:value-type="float" office:value="1259.4" calcext:value-type="float">
            <text:p>1259,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s=0.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98" calcext:value-type="float">
            <text:p>0,098</text:p>
          </table:table-cell>
          <table:table-cell office:value-type="float" office:value="0.996" calcext:value-type="float">
            <text:p>0,996</text:p>
          </table:table-cell>
          <table:table-cell office:value-type="float" office:value="2.305" calcext:value-type="float">
            <text:p>2,305</text:p>
          </table:table-cell>
          <table:table-cell office:value-type="float" office:value="7.458" calcext:value-type="float">
            <text:p>7,458</text:p>
          </table:table-cell>
          <table:table-cell office:value-type="float" office:value="9.612" calcext:value-type="float">
            <text:p>9,612</text:p>
          </table:table-cell>
          <table:table-cell office:value-type="float" office:value="12.868" calcext:value-type="float">
            <text:p>12,868</text:p>
          </table:table-cell>
          <table:table-cell office:value-type="float" office:value="17.785" calcext:value-type="float">
            <text:p>17,785</text:p>
          </table:table-cell>
          <table:table-cell office:value-type="float" office:value="30.332" calcext:value-type="float">
            <text:p>30,3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21]/50*1000" office:value-type="float" office:value="1.96" calcext:value-type="float">
            <text:p>1,96</text:p>
          </table:table-cell>
          <table:table-cell table:formula="of:=[.D21]/50*1000" office:value-type="float" office:value="19.92" calcext:value-type="float">
            <text:p>19,92</text:p>
          </table:table-cell>
          <table:table-cell table:formula="of:=[.F21]/50*1000" office:value-type="float" office:value="149.16" calcext:value-type="float">
            <text:p>149,16</text:p>
          </table:table-cell>
          <table:table-cell table:formula="of:=[.H21]/50*1000" office:value-type="float" office:value="257.36" calcext:value-type="float">
            <text:p>257,36</text:p>
          </table:table-cell>
          <table:table-cell table:formula="of:=[.I21]/50*1000" office:value-type="float" office:value="355.7" calcext:value-type="float">
            <text:p>355,7</text:p>
          </table:table-cell>
          <table:table-cell table:formula="of:=[.J21]/50*1000" office:value-type="float" office:value="606.64" calcext:value-type="float">
            <text:p>606,64</text:p>
          </table:table-cell>
          <table:table-cell table:formula="of:=[.I21]/50*1000" office:value-type="float" office:value="355.7" calcext:value-type="float">
            <text:p>355,7</text:p>
          </table:table-cell>
          <table:table-cell table:formula="of:=[.J21]/50*1000" office:value-type="float" office:value="606.64" calcext:value-type="float">
            <text:p>606,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s=0.7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97" calcext:value-type="float">
            <text:p>0,097</text:p>
          </table:table-cell>
          <table:table-cell office:value-type="float" office:value="0.973" calcext:value-type="float">
            <text:p>0,973</text:p>
          </table:table-cell>
          <table:table-cell office:value-type="float" office:value="2.261" calcext:value-type="float">
            <text:p>2,261</text:p>
          </table:table-cell>
          <table:table-cell office:value-type="float" office:value="3.66" calcext:value-type="float">
            <text:p>3,66</text:p>
          </table:table-cell>
          <table:table-cell office:value-type="float" office:value="4.723" calcext:value-type="float">
            <text:p>4,723</text:p>
          </table:table-cell>
          <table:table-cell office:value-type="float" office:value="7.32" calcext:value-type="float">
            <text:p>7,32</text:p>
          </table:table-cell>
          <table:table-cell office:value-type="float" office:value="17.396" calcext:value-type="float">
            <text:p>17,396</text:p>
          </table:table-cell>
          <table:table-cell office:value-type="float" office:value="32.196" calcext:value-type="float">
            <text:p>32,1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25]/50*1000" office:value-type="float" office:value="1.94" calcext:value-type="float">
            <text:p>1,94</text:p>
          </table:table-cell>
          <table:table-cell table:formula="of:=[.D25]/50*1000" office:value-type="float" office:value="19.46" calcext:value-type="float">
            <text:p>19,46</text:p>
          </table:table-cell>
          <table:table-cell table:formula="of:=[.E25]/50*1000" office:value-type="float" office:value="45.22" calcext:value-type="float">
            <text:p>45,22</text:p>
          </table:table-cell>
          <table:table-cell table:formula="of:=[.F25]/50*1000" office:value-type="float" office:value="73.2" calcext:value-type="float">
            <text:p>73,2</text:p>
          </table:table-cell>
          <table:table-cell table:formula="of:=[.G25]/50*1000" office:value-type="float" office:value="94.46" calcext:value-type="float">
            <text:p>94,46</text:p>
          </table:table-cell>
          <table:table-cell table:formula="of:=[.H25]/50*1000" office:value-type="float" office:value="146.4" calcext:value-type="float">
            <text:p>146,4</text:p>
          </table:table-cell>
          <table:table-cell table:formula="of:=[.I25]/50*1000" office:value-type="float" office:value="347.92" calcext:value-type="float">
            <text:p>347,92</text:p>
          </table:table-cell>
          <table:table-cell table:formula="of:=[.J25]/50*1000" office:value-type="float" office:value="643.92" calcext:value-type="float">
            <text:p>643,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s=0.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88" calcext:value-type="float">
            <text:p>0,088</text:p>
          </table:table-cell>
          <table:table-cell office:value-type="float" office:value="0.57" calcext:value-type="float">
            <text:p>0,57</text:p>
          </table:table-cell>
          <table:table-cell office:value-type="float" office:value="2.012" calcext:value-type="float">
            <text:p>2,012</text:p>
          </table:table-cell>
          <table:table-cell office:value-type="float" office:value="3.632" calcext:value-type="float">
            <text:p>3,632</text:p>
          </table:table-cell>
          <table:table-cell office:value-type="float" office:value="4.457" calcext:value-type="float">
            <text:p>4,457</text:p>
          </table:table-cell>
          <table:table-cell office:value-type="float" office:value="5.979" calcext:value-type="float">
            <text:p>5,979</text:p>
          </table:table-cell>
          <table:table-cell office:value-type="float" office:value="10.499" calcext:value-type="float">
            <text:p>10,499</text:p>
          </table:table-cell>
          <table:table-cell office:value-type="float" office:value="31.737" calcext:value-type="float">
            <text:p>31,7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29]/50*1000" office:value-type="float" office:value="1.76" calcext:value-type="float">
            <text:p>1,76</text:p>
          </table:table-cell>
          <table:table-cell table:formula="of:=[.D29]/50*1000" office:value-type="float" office:value="11.4" calcext:value-type="float">
            <text:p>11,4</text:p>
          </table:table-cell>
          <table:table-cell table:formula="of:=[.F29]/50*1000" office:value-type="float" office:value="72.64" calcext:value-type="float">
            <text:p>72,64</text:p>
          </table:table-cell>
          <table:table-cell table:formula="of:=[.H29]/50*1000" office:value-type="float" office:value="119.58" calcext:value-type="float">
            <text:p>119,58</text:p>
          </table:table-cell>
          <table:table-cell table:formula="of:=[.G29]/50*1000" office:value-type="float" office:value="89.14" calcext:value-type="float">
            <text:p>89,14</text:p>
          </table:table-cell>
          <table:table-cell table:formula="of:=[.H29]/50*1000" office:value-type="float" office:value="119.58" calcext:value-type="float">
            <text:p>119,58</text:p>
          </table:table-cell>
          <table:table-cell table:formula="of:=[.I29]/50*1000" office:value-type="float" office:value="209.98" calcext:value-type="float">
            <text:p>209,98</text:p>
          </table:table-cell>
          <table:table-cell table:formula="of:=[.J29]/50*1000" office:value-type="float" office:value="634.74" calcext:value-type="float">
            <text:p>634,74</text:p>
          </table:table-cell>
          <table:table-cell table:number-columns-repeated="6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624" calcext:value-type="float">
            <text:p>0,624</text:p>
          </table:table-cell>
          <table:table-cell office:value-type="float" office:value="4.083" calcext:value-type="float">
            <text:p>4,083</text:p>
          </table:table-cell>
          <table:table-cell office:value-type="float" office:value="8.169" calcext:value-type="float">
            <text:p>8,169</text:p>
          </table:table-cell>
          <table:table-cell office:value-type="float" office:value="14.91" calcext:value-type="float">
            <text:p>14,91</text:p>
          </table:table-cell>
          <table:table-cell office:value-type="float" office:value="18.053" calcext:value-type="float">
            <text:p>18,053</text:p>
          </table:table-cell>
          <table:table-cell office:value-type="float" office:value="25.045" calcext:value-type="float">
            <text:p>25,045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62]/50*1000" office:value-type="float" office:value="12.48" calcext:value-type="float">
            <text:p>12,48</text:p>
          </table:table-cell>
          <table:table-cell table:formula="of:=[.D62]/50*1000" office:value-type="float" office:value="81.66" calcext:value-type="float">
            <text:p>81,66</text:p>
          </table:table-cell>
          <table:table-cell table:formula="of:=[.E62]/50*1000" office:value-type="float" office:value="163.38" calcext:value-type="float">
            <text:p>163,38</text:p>
          </table:table-cell>
          <table:table-cell table:formula="of:=[.F62]/50*1000" office:value-type="float" office:value="298.2" calcext:value-type="float">
            <text:p>298,2</text:p>
          </table:table-cell>
          <table:table-cell table:formula="of:=[.G62]/50*1000" office:value-type="float" office:value="361.06" calcext:value-type="float">
            <text:p>361,06</text:p>
          </table:table-cell>
          <table:table-cell table:formula="of:=[.H62]/50*1000" office:value-type="float" office:value="500.9" calcext:value-type="float">
            <text:p>500,9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1]-[.E71])/[.D7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a C(APX) je cena přibližného řešení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3"/>
          <table:table-cell table:number-columns-repeated="6"/>
          <table:table-cell office:value-type="string" calcext:value-type="string">
            <text:p>Průměrná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021745081134444" calcext:value-type="float">
            <text:p>0,0217450811</text:p>
          </table:table-cell>
          <table:table-cell office:value-type="float" office:value="0.012861985803958" calcext:value-type="float">
            <text:p>0,0128619858</text:p>
          </table:table-cell>
          <table:table-cell office:value-type="float" office:value="0.0047589181659386" calcext:value-type="float">
            <text:p>0,0047589182</text:p>
          </table:table-cell>
          <table:table-cell office:value-type="float" office:value="0.0060008561945465" calcext:value-type="float">
            <text:p>0,0060008562</text:p>
          </table:table-cell>
          <table:table-cell office:value-type="float" office:value="0.0068669355304065" calcext:value-type="float">
            <text:p>0,0068669355</text:p>
          </table:table-cell>
          <table:table-cell office:value-type="float" office:value="0.00641203223958" calcext:value-type="float">
            <text:p>0,00641203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79]*100" office:value-type="float" office:value="2.1745081134444" calcext:value-type="float">
            <text:p>2,1745081134</text:p>
          </table:table-cell>
          <table:table-cell table:formula="of:=[.K79]*100" office:value-type="float" office:value="1.2861985803958" calcext:value-type="float">
            <text:p>1,2861985804</text:p>
          </table:table-cell>
          <table:table-cell table:formula="of:=[.L79]*100" office:value-type="float" office:value="0.47589181659386" calcext:value-type="float">
            <text:p>0,4758918166</text:p>
          </table:table-cell>
          <table:table-cell table:formula="of:=[.M79]*100" office:value-type="float" office:value="0.60008561945465" calcext:value-type="float">
            <text:p>0,6000856195</text:p>
          </table:table-cell>
          <table:table-cell table:formula="of:=[.N79]*100" office:value-type="float" office:value="0.68669355304065" calcext:value-type="float">
            <text:p>0,686693553</text:p>
          </table:table-cell>
          <table:table-cell table:formula="of:=[.O79]*100" office:value-type="float" office:value="0.641203223958" calcext:value-type="float">
            <text:p>0,641203224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Maximální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36363636363636" calcext:value-type="float">
            <text:p>0,3636363636</text:p>
          </table:table-cell>
          <table:table-cell office:value-type="float" office:value="0.11480075901328" calcext:value-type="float">
            <text:p>0,114800759</text:p>
          </table:table-cell>
          <table:table-cell office:value-type="float" office:value="0.085427135678392" calcext:value-type="float">
            <text:p>0,0854271357</text:p>
          </table:table-cell>
          <table:table-cell office:value-type="float" office:value="0.08433734939759" calcext:value-type="float">
            <text:p>0,0843373494</text:p>
          </table:table-cell>
          <table:table-cell office:value-type="float" office:value="0.072289156626506" calcext:value-type="float">
            <text:p>0,0722891566</text:p>
          </table:table-cell>
          <table:table-cell office:value-type="float" office:value="0.080976943524" calcext:value-type="float">
            <text:p>0,08097694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89]*100" office:value-type="float" office:value="36.363636363636" calcext:value-type="float">
            <text:p>36,3636363636</text:p>
          </table:table-cell>
          <table:table-cell table:formula="of:=[.K89]*100" office:value-type="float" office:value="11.480075901328" calcext:value-type="float">
            <text:p>11,4800759013</text:p>
          </table:table-cell>
          <table:table-cell table:formula="of:=[.L89]*100" office:value-type="float" office:value="8.5427135678392" calcext:value-type="float">
            <text:p>8,5427135678</text:p>
          </table:table-cell>
          <table:table-cell table:formula="of:=[.M89]*100" office:value-type="float" office:value="8.433734939759" calcext:value-type="float">
            <text:p>8,4337349398</text:p>
          </table:table-cell>
          <table:table-cell table:formula="of:=[.N89]*100" office:value-type="float" office:value="7.2289156626506" calcext:value-type="float">
            <text:p>7,2289156627</text:p>
          </table:table-cell>
          <table:table-cell table:formula="of:=[.O89]*100" office:value-type="float" office:value="8.0976943524" calcext:value-type="float">
            <text:p>8,09769435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5:02:05.03300156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1-11T15:38:16.909186486</dc:date>
    <meta:editing-duration>PT4H30M35S</meta:editing-duration>
    <meta:editing-cycles>42</meta:editing-cycles>
    <meta:generator>LibreOffice/4.4.5.2$Linux_X86_64 LibreOffice_project/40m0$Build-2</meta:generator>
    <meta:document-statistic meta:table-count="1" meta:cell-count="3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65:List1.H65 List1.C66:List1.H66" chart:data-source-has-labels="both" svg:x="1.331cm" svg:y="0.18cm" svg:width="14.349cm" svg:height="7.659cm">
          <chartooo:coordinate-region svg:x="2.138cm" svg:y="0.379cm" svg:width="13.355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65:List1.H65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66:List1.H66" chart:label-cell-address="List1.B65:List1.B65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65:List1.H6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65:List1.B65</svg:desc>
                </draw:g>
              </table:table-cell>
              <table:table-cell office:value-type="float" office:value="12.48">
                <text:p>12.48</text:p>
                <draw:g>
                  <svg:desc>List1.C66:List1.H66</svg:desc>
                </draw:g>
              </table:table-cell>
              <table:table-cell office:value-type="float" office:value="81.66">
                <text:p>81.66</text:p>
              </table:table-cell>
              <table:table-cell office:value-type="float" office:value="163.38">
                <text:p>163.38</text:p>
              </table:table-cell>
              <table:table-cell office:value-type="float" office:value="298.2">
                <text:p>298.2</text:p>
              </table:table-cell>
              <table:table-cell office:value-type="float" office:value="361.06">
                <text:p>361.06</text:p>
              </table:table-cell>
              <table:table-cell office:value-type="float" office:value="500.9">
                <text:p>50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29cm" svg:height="9.009cm" xlink:href=".." xlink:type="simple" chart:class="chart:line" chart:style-name="ch1">
        <chart:legend chart:legend-position="end" svg:x="18.256cm" svg:y="2.711cm" style:legend-expansion="high" chart:style-name="ch2"/>
        <chart:plot-area chart:style-name="ch3" table:cell-range-address="List1.C19:List1.J20 List1.A1:List1.A1 List1.C4:List1.H4 List1.A6:List1.A6 List1.C9:List1.H9 List1.A11:List1.A11 List1.C14:List1.J14 List1.A16:List1.A16 List1.A20:List1.A20 List1.C23:List1.J23 List1.A24:List1.A24 List1.C27:List1.J27 List1.A28:List1.A28 List1.C31:List1.J31" chart:data-source-has-labels="both" svg:x="1.431cm" svg:y="0.18cm" svg:width="16.405cm" svg:height="7.668cm">
          <chartooo:coordinate-region svg:x="2.158cm" svg:y="0.38cm" svg:width="14.671cm" svg:height="6.821cm"/>
          <chart:axis chart:dimension="x" chart:name="primary-x" chart:style-name="ch4" chartooo:axis-type="auto">
            <chartooo:date-scale/>
            <chart:title svg:x="9.483cm" svg:y="8.028cm" chart:style-name="ch5">
              <text:p>n</text:p>
            </chart:title>
            <chart:categories table:cell-range-address="List1.C20:List1.J20"/>
          </chart:axis>
          <chart:axis chart:dimension="y" chart:name="primary-y" chart:style-name="ch6">
            <chart:title svg:x="0.451cm" svg:y="4.653cm" chart:style-name="ch7">
              <text:p>čas [ms]</text:p>
            </chart:title>
            <chart:grid chart:style-name="ch8" chart:class="major"/>
          </chart:axis>
          <chart:series chart:style-name="ch9" chart:values-cell-range-address="List1.C4:List1.H4" chart:label-cell-address="List1.A1:List1.A1" chart:class="chart:line">
            <chart:data-point chart:repeated="6"/>
          </chart:series>
          <chart:series chart:style-name="ch10" chart:values-cell-range-address="List1.C9:List1.H9" chart:label-cell-address="List1.A6:List1.A6" chart:class="chart:line">
            <chart:data-point chart:repeated="6"/>
          </chart:series>
          <chart:series chart:style-name="ch11" chart:values-cell-range-address="List1.C14:List1.J14" chart:label-cell-address="List1.A11:List1.A11" chart:class="chart:line">
            <chart:data-point chart:repeated="8"/>
          </chart:series>
          <chart:series chart:style-name="ch12" chart:values-cell-range-address="List1.C19:List1.J19" chart:label-cell-address="List1.A16:List1.A16" chart:class="chart:line">
            <chart:data-point chart:repeated="8"/>
          </chart:series>
          <chart:series chart:style-name="ch13" chart:values-cell-range-address="List1.C23:List1.J23" chart:label-cell-address="List1.A20:List1.A20" chart:class="chart:line">
            <chart:data-point chart:repeated="8"/>
          </chart:series>
          <chart:series chart:style-name="ch14" chart:values-cell-range-address="List1.C27:List1.J27" chart:label-cell-address="List1.A24:List1.A24" chart:class="chart:line">
            <chart:data-point chart:repeated="8"/>
          </chart:series>
          <chart:series chart:style-name="ch15" chart:values-cell-range-address="List1.C31:List1.J31" chart:label-cell-address="List1.A28:List1.A28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20:List1.J2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  <draw:g>
                  <svg:desc>List1.A1:List1.A1</svg:desc>
                </draw:g>
              </table:table-cell>
              <table:table-cell office:value-type="float" office:value="0.64">
                <text:p>0.64</text:p>
                <draw:g>
                  <svg:desc>List1.C4:List1.H4</svg:desc>
                </draw:g>
              </table:table-cell>
              <table:table-cell office:value-type="float" office:value="8.34">
                <text:p>8.34</text:p>
              </table:table-cell>
              <table:table-cell office:value-type="float" office:value="336.2">
                <text:p>336.2</text:p>
              </table:table-cell>
              <table:table-cell office:value-type="float" office:value="12356.1">
                <text:p>12356.1</text:p>
              </table:table-cell>
              <table:table-cell office:value-type="float" office:value="52943.82">
                <text:p>52943.82</text:p>
              </table:table-cell>
              <table:table-cell office:value-type="float" office:value="454683">
                <text:p>454683</text:p>
              </table:table-cell>
            </table:table-row>
            <table:table-row>
              <table:table-cell office:value-type="string">
                <text:p>BB</text:p>
                <draw:g>
                  <svg:desc>List1.A6:List1.A6</svg:desc>
                </draw:g>
              </table:table-cell>
              <table:table-cell office:value-type="float" office:value="0.54">
                <text:p>0.54</text:p>
                <draw:g>
                  <svg:desc>List1.C9:List1.H9</svg:desc>
                </draw:g>
              </table:table-cell>
              <table:table-cell office:value-type="float" office:value="5.96">
                <text:p>5.96</text:p>
              </table:table-cell>
              <table:table-cell office:value-type="float" office:value="31.62">
                <text:p>31.62</text:p>
              </table:table-cell>
              <table:table-cell office:value-type="float" office:value="758.2">
                <text:p>758.2</text:p>
              </table:table-cell>
              <table:table-cell office:value-type="float" office:value="3553.04">
                <text:p>3553.04</text:p>
              </table:table-cell>
              <table:table-cell office:value-type="float" office:value="22126.42">
                <text:p>22126.42</text:p>
              </table:table-cell>
            </table:table-row>
            <table:table-row>
              <table:table-cell office:value-type="string">
                <text:p>DYN</text:p>
                <draw:g>
                  <svg:desc>List1.A11:List1.A11</svg:desc>
                </draw:g>
              </table:table-cell>
              <table:table-cell office:value-type="float" office:value="12.48">
                <text:p>12.48</text:p>
                <draw:g>
                  <svg:desc>List1.C14:List1.J14</svg:desc>
                </draw:g>
              </table:table-cell>
              <table:table-cell office:value-type="float" office:value="81.66">
                <text:p>81.66</text:p>
              </table:table-cell>
              <table:table-cell office:value-type="float" office:value="163.38">
                <text:p>163.38</text:p>
              </table:table-cell>
              <table:table-cell office:value-type="float" office:value="298.2">
                <text:p>298.2</text:p>
              </table:table-cell>
              <table:table-cell office:value-type="float" office:value="361.06">
                <text:p>361.06</text:p>
              </table:table-cell>
              <table:table-cell office:value-type="float" office:value="500.9">
                <text:p>500.9</text:p>
              </table:table-cell>
              <table:table-cell office:value-type="float" office:value="870.2">
                <text:p>870.2</text:p>
              </table:table-cell>
              <table:table-cell office:value-type="float" office:value="1450.33">
                <text:p>1450.33</text:p>
              </table:table-cell>
            </table:table-row>
            <table:table-row>
              <table:table-cell office:value-type="string">
                <text:p>eps=0.25</text:p>
                <draw:g>
                  <svg:desc>List1.A16:List1.A16</svg:desc>
                </draw:g>
              </table:table-cell>
              <table:table-cell office:value-type="float" office:value="3.42">
                <text:p>3.42</text:p>
                <draw:g>
                  <svg:desc>List1.C19:List1.J19</svg:desc>
                </draw:g>
              </table:table-cell>
              <table:table-cell office:value-type="float" office:value="38.04">
                <text:p>38.04</text:p>
              </table:table-cell>
              <table:table-cell office:value-type="float" office:value="88.36">
                <text:p>88.36</text:p>
              </table:table-cell>
              <table:table-cell office:value-type="float" office:value="158">
                <text:p>158</text:p>
              </table:table-cell>
              <table:table-cell office:value-type="float" office:value="237.56">
                <text:p>237.56</text:p>
              </table:table-cell>
              <table:table-cell office:value-type="float" office:value="516.52">
                <text:p>516.52</text:p>
              </table:table-cell>
              <table:table-cell office:value-type="float" office:value="756.66">
                <text:p>756.66</text:p>
              </table:table-cell>
              <table:table-cell office:value-type="float" office:value="1259.4">
                <text:p>1259.4</text:p>
              </table:table-cell>
            </table:table-row>
            <table:table-row>
              <table:table-cell office:value-type="string">
                <text:p>eps=0.5</text:p>
                <draw:g>
                  <svg:desc>List1.A20:List1.A20</svg:desc>
                </draw:g>
              </table:table-cell>
              <table:table-cell office:value-type="float" office:value="1.96">
                <text:p>1.96</text:p>
                <draw:g>
                  <svg:desc>List1.C23:List1.J23</svg:desc>
                </draw:g>
              </table:table-cell>
              <table:table-cell office:value-type="float" office:value="19.92">
                <text:p>19.92</text:p>
              </table:table-cell>
              <table:table-cell office:value-type="float" office:value="149.16">
                <text:p>149.16</text:p>
              </table:table-cell>
              <table:table-cell office:value-type="float" office:value="257.36">
                <text:p>257.36</text:p>
              </table:table-cell>
              <table:table-cell office:value-type="float" office:value="355.7">
                <text:p>355.7</text:p>
              </table:table-cell>
              <table:table-cell office:value-type="float" office:value="606.64">
                <text:p>606.64</text:p>
              </table:table-cell>
              <table:table-cell office:value-type="float" office:value="355.7">
                <text:p>355.7</text:p>
              </table:table-cell>
              <table:table-cell office:value-type="float" office:value="606.64">
                <text:p>606.64</text:p>
              </table:table-cell>
            </table:table-row>
            <table:table-row>
              <table:table-cell office:value-type="string">
                <text:p>eps=0.75</text:p>
                <draw:g>
                  <svg:desc>List1.A24:List1.A24</svg:desc>
                </draw:g>
              </table:table-cell>
              <table:table-cell office:value-type="float" office:value="1.94">
                <text:p>1.94</text:p>
                <draw:g>
                  <svg:desc>List1.C27:List1.J27</svg:desc>
                </draw:g>
              </table:table-cell>
              <table:table-cell office:value-type="float" office:value="19.46">
                <text:p>19.46</text:p>
              </table:table-cell>
              <table:table-cell office:value-type="float" office:value="45.22">
                <text:p>45.22</text:p>
              </table:table-cell>
              <table:table-cell office:value-type="float" office:value="73.2">
                <text:p>73.2</text:p>
              </table:table-cell>
              <table:table-cell office:value-type="float" office:value="94.46">
                <text:p>94.46</text:p>
              </table:table-cell>
              <table:table-cell office:value-type="float" office:value="146.4">
                <text:p>146.4</text:p>
              </table:table-cell>
              <table:table-cell office:value-type="float" office:value="347.92">
                <text:p>347.92</text:p>
              </table:table-cell>
              <table:table-cell office:value-type="float" office:value="643.92">
                <text:p>643.92</text:p>
              </table:table-cell>
            </table:table-row>
            <table:table-row>
              <table:table-cell office:value-type="string">
                <text:p>eps=0.9</text:p>
                <draw:g>
                  <svg:desc>List1.A28:List1.A28</svg:desc>
                </draw:g>
              </table:table-cell>
              <table:table-cell office:value-type="float" office:value="1.76">
                <text:p>1.76</text:p>
                <draw:g>
                  <svg:desc>List1.C31:List1.J31</svg:desc>
                </draw:g>
              </table:table-cell>
              <table:table-cell office:value-type="float" office:value="11.4">
                <text:p>11.4</text:p>
              </table:table-cell>
              <table:table-cell office:value-type="float" office:value="72.64">
                <text:p>72.64</text:p>
              </table:table-cell>
              <table:table-cell office:value-type="float" office:value="119.58">
                <text:p>119.58</text:p>
              </table:table-cell>
              <table:table-cell office:value-type="float" office:value="89.14">
                <text:p>89.14</text:p>
              </table:table-cell>
              <table:table-cell office:value-type="float" office:value="119.58">
                <text:p>119.58</text:p>
              </table:table-cell>
              <table:table-cell office:value-type="float" office:value="209.98">
                <text:p>209.98</text:p>
              </table:table-cell>
              <table:table-cell office:value-type="float" office:value="634.74">
                <text:p>634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78:List1.O78 List1.J80:List1.O80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78:List1.O78"/>
          </chart:axis>
          <chart:axis chart:dimension="y" chart:name="primary-y" chart:style-name="ch5">
            <chart:title svg:x="0.451cm" svg:y="6.13cm" chart:style-name="ch6">
              <text:p>Průměrná relativní chyba [%]</text:p>
            </chart:title>
            <chart:grid chart:style-name="ch7" chart:class="major"/>
          </chart:axis>
          <chart:series chart:style-name="ch8" chart:values-cell-range-address="List1.J80:List1.O80" chart:label-cell-address="List1.J78:List1.O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78:List1.O7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78:List1.O78</svg:desc>
                </draw:g>
              </table:table-cell>
              <table:table-cell office:value-type="float" office:value="2.1745081134444">
                <text:p>2.1745081134444</text:p>
                <draw:g>
                  <svg:desc>List1.J80:List1.O80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.68669355304065">
                <text:p>0.68669355304065</text:p>
              </table:table-cell>
              <table:table-cell office:value-type="float" office:value="0.641203223958">
                <text:p>0.641203223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8:List1.O88 List1.J90:List1.O90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8:List1.O88"/>
          </chart:axis>
          <chart:axis chart:dimension="y" chart:name="primary-y" chart:style-name="ch5">
            <chart:title svg:x="0.451cm" svg:y="6.156cm" chart:style-name="ch6">
              <text:p>Maximální relativní chyba [%]</text:p>
            </chart:title>
            <chart:grid chart:style-name="ch7" chart:class="major"/>
          </chart:axis>
          <chart:series chart:style-name="ch8" chart:values-cell-range-address="List1.J90:List1.O90" chart:label-cell-address="List1.J88:List1.O8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8:List1.O8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8:List1.O88</svg:desc>
                </draw:g>
              </table:table-cell>
              <table:table-cell office:value-type="float" office:value="36.363636363636">
                <text:p>36.363636363636</text:p>
                <draw:g>
                  <svg:desc>List1.J90:List1.O90</svg:desc>
                </draw:g>
              </table:table-cell>
              <table:table-cell office:value-type="float" office:value="11.480075901328">
                <text:p>11.480075901328</text:p>
              </table:table-cell>
              <table:table-cell office:value-type="float" office:value="8.5427135678392">
                <text:p>8.5427135678392</text:p>
              </table:table-cell>
              <table:table-cell office:value-type="float" office:value="8.433734939759">
                <text:p>8.433734939759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8.0976943524">
                <text:p>8.0976943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